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ubleshoot</text:p>
      <text:p text:style-name="P2"/>
      <text:p text:style-name="P2">Problem :</text:p>
      <text:p text:style-name="P2"><text:s/></text:p>
      <text:list xml:id="list1686224052" text:style-name="L1">
        <text:list-item>
          <text:p text:style-name="P4"><text:span text:style-name="T1">Segmentation fault error in apache.</text:span></text:p>
          <text:p text:style-name="P4"><text:span text:style-name="T1"/></text:p>
        </text:list-item>
      </text:list>
      <text:p text:style-name="P3"><text:span text:style-name="T1">Solution :</text:span></text:p>
      <text:p text:style-name="P3"><text:span text:style-name="T1"/></text:p>
      <text:list xml:id="list1370044975" text:style-name="L2">
        <text:list-item>
          <text:p text:style-name="P5"><text:span text:style-name="T1">Edit the file vi /etc/hosts</text:span></text:p>
          <text:p text:style-name="P5"><text:span text:style-name="T1">Check the ip and hostname entry is correct or not.</text:span></text:p>
          <text:p text:style-name="P5"><text:span text:style-name="T1">Delete the unknown entry.</text:span></text:p>
          <text:p text:style-name="P5"><text:span text:style-name="T1">Save the file.</text:span></text:p>
          <text:p text:style-name="P5"><text:span text:style-name="T1"/></text:p>
        </text:list-item>
        <text:list-item>
          <text:p text:style-name="P5"><text:span text:style-name="T1">Then /etc/init.d/apache2/restart.</text:span></text:p>
          <text:p text:style-name="P5"><text:span text:style-name="T1"/></text:p>
        </text:list-item>
        <text:list-item>
          <text:p text:style-name="P5"><text:span text:style-name="T1">Now its working.</text:span></text:p>
          <text:p text:style-name="P5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30T16:36:22</meta:creation-date>
    <dc:date>2014-01-30T17:00:15</dc:date>
    <dc:creator>admin </dc:creator>
    <meta:editing-duration>PT00H23M54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44" meta:character-count="239"/>
  </office:meta>
</office:document-meta>
</file>